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5"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loext:contextual-spacing="false" fo:margin-left="0cm" fo:margin-right="0cm" fo:margin-top="0cm" fo:margin-bottom="0cm" fo:orphans="2" fo:widows="2" fo:text-indent="0cm" style:auto-text-indent="false"/>
    </style:style>
    <style:style style:name="P7" style:family="paragraph" style:parent-style-name="Standard">
      <style:paragraph-properties loext:contextual-spacing="false" fo:margin-left="0cm" fo:margin-right="0cm" fo:margin-top="0cm" fo:margin-bottom="0cm" fo:orphans="2" fo:widows="2" fo:text-indent="0cm" style:auto-text-indent="false" fo:padding-left="0cm" fo:padding-right="0cm" fo:padding-top="0cm" fo:padding-bottom="0.074cm" fo:border-left="none" fo:border-right="none" fo:border-top="none" fo:border-bottom="0.002cm solid #000000" style:join-border="false"/>
      <style:text-properties fo:font-variant="normal" fo:text-transform="none" fo:color="#222222" style:font-name="Arial1" fo:font-size="12pt" fo:letter-spacing="normal" fo:font-style="normal" fo:font-weight="normal"/>
    </style:style>
    <style:style style:name="P8" style:family="paragraph" style:parent-style-name="Standard">
      <style:paragraph-properties loext:contextual-spacing="false" fo:margin-top="0cm" fo:margin-bottom="0cm"/>
    </style:style>
    <style:style style:name="P9" style:family="paragraph" style:parent-style-name="Standard">
      <style:paragraph-properties fo:text-align="start" style:justify-single-word="false"/>
    </style:style>
    <style:style style:name="P10" style:family="paragraph" style:parent-style-name="Heading_20_1" style:master-page-name="First_20_Page">
      <style:paragraph-properties style:page-number="auto"/>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color="#222222" style:font-name="Arial1"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1155cc" style:font-name="Arial1" fo:font-size="12pt" fo:letter-spacing="normal" fo:font-style="normal" fo:font-weight="normal"/>
    </style:style>
    <style:style style:name="T6" style:family="text">
      <style:text-properties fo:color="#115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405066128292371003" text:style-name="Outline">
        <text:list-item>
          <text:h text:style-name="P10" text:outline-level="1">Molde</text:h>
        </text:list-item>
        <text:list-item>
          <text:h text:style-name="Heading_20_1" text:outline-level="1">Flutter Beta</text:h>
        </text:list-item>
      </text:list>
      <text:p text:style-name="Standard"/>
      <text:p text:style-name="Standard">Objetivo:QR</text:p>
      <text:p text:style-name="Standard"/>
      <text:p text:style-name="Standard">F.Creación: 10-9-2018</text:p>
      <text:p text:style-name="Standard"/>
      <text:p text:style-name="P1">Programa:<text:tab/></text:p>
      <text:p text:style-name="P1"/>
      <text:p text:style-name="P1">Fuente:<text:tab/><text:a xlink:type="simple" xlink:href="https://github.com/lukef/qr.flutter" text:style-name="Internet_20_link" text:visited-style-name="Visited_20_Internet_20_Link">qr flutte</text:a>r</text:p>
      <text:p text:style-name="P1"><text:tab/><text:tab/><text:a xlink:type="simple" xlink:href="https://nickcullen.net/blog/flutter/read-a-barcode/" text:style-name="Internet_20_link" text:visited-style-name="Visited_20_Internet_20_Link">bar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text:soft-page-break/>max82574971@gmail.com</text:p>
      <text:p text:style-name="P2"/>
      <text:p text:style-name="P3"><text:span text:style-name="T4"><text:s text:c="2"/></text:span><text:span text:style-name="T3">I am currently working on a flutter project that will need QrCode integration in a few weeks. I have identified </text:span><text:a xlink:type="simple" xlink:href="https://pub.dartlang.org/packages/qr_mobile_vision" office:target-frame-name="_blank" xlink:show="new" text:style-name="Internet_20_link" text:visited-style-name="Visited_20_Internet_20_Link"><text:span text:style-name="T5">https://pub.dartlang.org/packages/qr_mobile_vision</text:span></text:a><text:span text:style-name="T4"> </text:span><text:span text:style-name="T3">or </text:span><text:a xlink:type="simple" xlink:href="https://pub.dartlang.org/packages/qr_reader" office:target-frame-name="_blank" xlink:show="new" text:style-name="Internet_20_link" text:visited-style-name="Visited_20_Internet_20_Link"><text:span text:style-name="T5">https://pub.dartlang.org/packages/qr_reader</text:span></text:a><text:span text:style-name="T4"> </text:span><text:span text:style-name="T3">libraries to use so i am sure it will be fine</text:span><text:span text:style-name="T3">.</text:span></text:p>
      <text:p text:style-name="P4"/>
      <text:p text:style-name="P4">am also looking at</text:p>
      <text:p text:style-name="P6"><text:a xlink:type="simple" xlink:href="https://pub.dartlang.org/packages/firebase_ml_vision" office:target-frame-name="_blank" xlink:show="new" text:style-name="Internet_20_link" text:visited-style-name="Visited_20_Internet_20_Link"><text:span text:style-name="T5">https://pub.dartlang.org/packages/firebase_ml_vision</text:span></text:a></text:p>
      <text:p text:style-name="P5">It seems promising. What do you think?</text:p>
      <text:p text:style-name="P5">(IDK much, so not a suggestion.)</text:p>
      <text:p text:style-name="P8">-------------------------<text:line-break/><text:span text:style-name="T3">I will also be implementing this soon. In addition the mentioned packages, here's another, which is a bit more versatile and just wraps two open source code scanners.</text:span></text:p>
      <text:p text:style-name="P5"/>
      <text:p text:style-name="P6"><text:a xlink:type="simple" xlink:href="https://pub.dartlang.org/packages/barcode_scan" office:target-frame-name="_blank" xlink:show="new" text:style-name="Internet_20_link" text:visited-style-name="Visited_20_Internet_20_Link"><text:span text:style-name="T5">https://pub.dartlang.org/packages/barcode_scan</text:span></text:a></text:p>
      <text:p text:style-name="P5"/>
      <text:p text:style-name="P7">I know the android barcode scanner works well and not just with qr-codes.</text:p>
      <text:p text:style-name="P5">ve been developing with QR code scanning using flutter.  I've used this package: <text:a xlink:type="simple" xlink:href="https://pub.dartlang.org/packages/qr_mobile_vision" office:target-frame-name="_blank" xlink:show="new" text:style-name="Internet_20_link" text:visited-style-name="Visited_20_Internet_20_Link"><text:span text:style-name="T6">https://pub.dartlang.org/packages/qr_mobile_vision</text:span></text:a> </text:p>
      <text:p text:style-name="P5"/>
      <text:p text:style-name="P5">It's a bit herky jerky to get going on iOS, but it does work.  The big difference between it an some of the other qr scanners is that you can put the camera image inside your u/i rather than switching out the entire page for the scanner widget.</text:p>
      <text:p text:style-name="P5"/>
      <text:p text:style-name="P6"><text:span text:style-name="T3">I've forked that repo at </text:span><text:a xlink:type="simple" xlink:href="https://github.com/yarrumretep/flutter_qr_mobile_vision" office:target-frame-name="_blank" xlink:show="new" text:style-name="Internet_20_link" text:visited-style-name="Visited_20_Internet_20_Link"><text:span text:style-name="T5">https://github.com/yarrumretep/flutter_qr_mobile_vision</text:span></text:a><text:span text:style-name="T3"> and made some modifications - but will need to get my thoughts organized to see about submitting a PR.  Mainly trying to fix some timing issues during initialization.</text:span></text:p>
      <text:p text:style-name="P5"/>
      <text:p text:style-name="P5">Best,</text:p>
      <text:p text:style-name="P5"/>
      <text:p text:style-name="P8">---------------------------------</text:p>
      <text:p text:style-name="P3"><text:span text:style-name="T3">El link propuesto es la rta</text:span><text:span text:style-name="T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text:span text:style-name="MT2"> de </text:span><text:page-count style:num-format="1">2</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18-09-10T16:50:14.476000000</meta:creation-date>
    <meta:editing-duration>PT5M54S</meta:editing-duration>
    <meta:generator>OpenOffice/4.1.6$Unix OpenOffice.org_project/416m1$Build-9790</meta:generator>
    <dc:date>2019-02-28T15:17:45</dc:date>
    <meta:document-statistic meta:table-count="0" meta:image-count="0" meta:object-count="0" meta:page-count="2" meta:paragraph-count="24" meta:word-count="217" meta:character-count="1546"/>
    <dc:creator>Máximo Meza</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